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2691e" draw:textarea-horizontal-align="justify" draw:textarea-vertical-align="middle" draw:auto-grow-height="false" fo:min-height="0.15cm" fo:min-width="0cm"/>
      <style:paragraph-properties style:writing-mode="lr-tb"/>
    </style:style>
    <style:style style:name="gr2" style:family="graphic" style:parent-style-name="standard">
      <style:graphic-properties svg:stroke-color="#d2691e" draw:fill="solid" draw:fill-color="#d2691e" draw:textarea-horizontal-align="justify" draw:textarea-vertical-align="middle" draw:auto-grow-height="false" fo:min-height="2.75cm" fo:min-width="1.4cm"/>
      <style:paragraph-properties style:writing-mode="lr-tb"/>
    </style:style>
    <style:style style:name="gr3" style:family="graphic" style:parent-style-name="standard">
      <style:graphic-properties svg:stroke-color="#d2691e" draw:fill="solid" draw:fill-color="#d2691e" draw:textarea-horizontal-align="justify" draw:textarea-vertical-align="middle" draw:auto-grow-height="false" fo:min-height="0.35cm" fo:min-width="1.2cm"/>
      <style:paragraph-properties style:writing-mode="lr-tb"/>
    </style:style>
    <style:style style:name="gr4" style:family="graphic" style:parent-style-name="standard">
      <style:graphic-properties svg:stroke-color="#d2691e" draw:fill="solid" draw:fill-color="#d2691e" draw:textarea-horizontal-align="justify" draw:textarea-vertical-align="middle" draw:auto-grow-height="false" fo:min-height="0.15cm" fo:min-width="0cm"/>
      <style:paragraph-properties style:writing-mode="lr-tb"/>
    </style:style>
    <style:style style:name="gr5" style:family="graphic" style:parent-style-name="Arrow_20_Line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5cm"/>
      <style:paragraph-properties style:writing-mode="lr-tb"/>
    </style:style>
    <style:style style:name="gr7" style:family="graphic" style:parent-style-name="standard">
      <style:graphic-properties svg:stroke-color="#000000" draw:fill="solid" draw:fill-color="#d2691e" draw:textarea-horizontal-align="justify" draw:textarea-vertical-align="middle" draw:auto-grow-height="false" fo:min-height="2.75cm" fo:min-width="0cm"/>
      <style:paragraph-properties style:writing-mode="lr-tb"/>
    </style:style>
    <style:style style:name="gr8" style:family="graphic" style:parent-style-name="standard">
      <style:graphic-properties svg:stroke-color="#000000" draw:fill="solid" draw:fill-color="#d2691e" draw:textarea-horizontal-align="justify" draw:textarea-vertical-align="middle" draw:auto-grow-height="false" fo:min-height="0.35cm" fo:min-width="0cm"/>
      <style:paragraph-properties style:writing-mode="lr-tb"/>
    </style:style>
    <style:style style:name="P1" style:family="paragraph">
      <loext:graphic-properties draw:fill="solid" draw:fill-color="#d2691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a">
        <draw:custom-shape draw:style-name="gr1" draw:text-style-name="P1" draw:layer="layout" svg:width="0.425cm" svg:height="0.4cm" svg:x="13.297cm" svg:y="10.08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1" draw:layer="layout" svg:width="1.9cm" svg:height="3cm" svg:x="13.297cm" svg:y="6.489cm">
              <text:p text:style-name="P2">W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7cm" svg:height="0.6cm" svg:x="13.297cm" svg:y="9.489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213cm" svg:height="0.4cm" svg:x="13.722cm" svg:y="10.089cm">
              <text:p text:style-name="P2"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213cm" svg:height="0.4cm" svg:x="14.36cm" svg:y="10.089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425cm" svg:height="0.4cm" svg:x="14.572cm" svg:y="10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25cm" svg:height="0.4cm" svg:x="13.935cm" svg:y="10.089cm">
          <text:p/>
          <draw:enhanced-geometry svg:viewBox="0 0 21600 21600" draw:type="rectangle" draw:enhanced-path="M 0 0 L 21600 0 21600 21600 0 21600 0 0 Z N"/>
        </draw:custom-shape>
        <draw:measure draw:style-name="gr5" draw:text-style-name="P2" draw:layer="measurelines" svg:x1="13.297cm" svg:y1="6.489cm" svg:x2="15.197cm" svg:y2="6.489cm">
          <text:p text:style-name="P3"><text:measure text:kind="gap"/><text:measure text:kind="value">19</text:measure><text:s/><text:measure text:kind="unit">mm</text:measure><text:measure text:kind="gap"/></text:p>
        </draw:measure>
        <draw:measure draw:style-name="gr5" draw:text-style-name="P2" draw:layer="measurelines" svg:x1="15.197cm" svg:y1="6.489cm" svg:x2="15.197cm" svg:y2="9.489cm">
          <text:p text:style-name="P3"><text:measure text:kind="gap"/><text:measure text:kind="value">30</text:measure><text:s/><text:measure text:kind="unit">mm</text:measure><text:measure text:kind="gap"/></text:p>
        </draw:measure>
        <draw:measure draw:style-name="gr5" draw:text-style-name="P2" draw:layer="measurelines" svg:x1="15.883cm" svg:y1="9.489cm" svg:x2="15.883cm" svg:y2="10.089cm">
          <text:p text:style-name="P3"><text:measure text:kind="gap"/><text:measure text:kind="value">6</text:measure><text:s/><text:measure text:kind="unit">mm</text:measure><text:measure text:kind="gap"/></text:p>
        </draw:measure>
        <draw:measure draw:style-name="gr5" draw:text-style-name="P2" draw:layer="measurelines" svg:x1="12.524cm" svg:y1="10.489cm" svg:x2="12.524cm" svg:y2="6.489cm">
          <text:p text:style-name="P3"><text:measure text:kind="gap"/><text:measure text:kind="value">40</text:measure><text:s/><text:measure text:kind="unit">mm</text:measure><text:measure text:kind="gap"/></text:p>
        </draw:measure>
        <draw:measure draw:style-name="gr5" draw:text-style-name="P2" draw:layer="measurelines" svg:x1="13.297cm" svg:y1="10.489cm" svg:x2="13.297cm" svg:y2="10.089cm">
          <text:p text:style-name="P3"><text:measure text:kind="gap"/><text:measure text:kind="value">4</text:measure><text:s/><text:measure text:kind="unit">mm</text:measure><text:measure text:kind="gap"/></text:p>
        </draw:measure>
        <draw:measure draw:style-name="gr5" draw:text-style-name="P2" draw:layer="measurelines" svg:x1="13.722cm" svg:y1="11.858cm" svg:x2="13.297cm" svg:y2="11.858cm">
          <text:p text:style-name="P3"><text:measure text:kind="gap"/><text:measure text:kind="value">4,25</text:measure><text:s/><text:measure text:kind="unit">mm</text:measure><text:measure text:kind="gap"/></text:p>
        </draw:measure>
        <draw:measure draw:style-name="gr5" draw:text-style-name="P2" draw:layer="measurelines" svg:x1="13.935cm" svg:y1="10.958cm" svg:x2="13.722cm" svg:y2="10.958cm">
          <text:p text:style-name="P3"><text:measure text:kind="gap"/><text:measure text:kind="value">2,13</text:measure><text:s/><text:measure text:kind="unit">mm</text:measure><text:measure text:kind="gap"/></text:p>
        </draw:measure>
        <draw:measure draw:style-name="gr5" draw:text-style-name="P2" draw:layer="measurelines" svg:x1="15.197cm" svg:y1="10.221cm" svg:x2="14.997cm" svg:y2="10.221cm">
          <text:p text:style-name="P3"><text:measure text:kind="gap"/><text:measure text:kind="value">2</text:measure><text:s/><text:measure text:kind="unit">mm</text:measure><text:measure text:kind="gap"/></text:p>
        </draw:measure>
        <draw:frame draw:style-name="gr6" draw:text-style-name="P4" draw:layer="layout" svg:width="12.329cm" svg:height="1.005cm" svg:x="9.512cm" svg:y="13.577cm">
          <draw:text-box>
            <text:p>Tamaños orientativos da Escorna Ficha</text:p>
          </draw:text-box>
        </draw:frame>
        <draw:custom-shape draw:style-name="gr7" draw:text-style-name="P1" draw:layer="layout" svg:width="0.28cm" svg:height="3cm" svg:x="18.239cm" svg:y="6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8cm" svg:height="0.6cm" svg:x="18.239cm" svg:y="9.5cm">
          <text:p text:style-name="P2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8cm" svg:height="0.4cm" svg:x="18.239cm" svg:y="10.1cm">
          <text:p text:style-name="P2"><text:s text:c="9"/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5" draw:text-style-name="P2" draw:layer="measurelines" svg:x1="18.239cm" svg:y1="6.5cm" svg:x2="18.519cm" svg:y2="6.5cm">
          <text:p text:style-name="P3"><text:measure text:kind="gap"/><text:measure text:kind="value">2,8</text:measure><text:s/><text:measure text:kind="unit">mm</text:measure><text:measure text:kind="gap"/></text:p>
        </draw:measur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deg" draw:border="0%"/>
    <draw:gradient draw:name="Cheo_20_amarelo" draw:display-name="Cheo amarelo" draw:style="linear" draw:start-color="#ffde59" draw:end-color="#b47804" draw:start-intensity="100%" draw:end-intensity="100%" draw:angle="30deg" draw:border="0%"/>
    <draw:gradient draw:name="Cheo_20_azul" draw:display-name="Cheo azul" draw:style="linear" draw:start-color="#729fcf" draw:end-color="#355269" draw:start-intensity="100%" draw:end-intensity="100%" draw:angle="30deg" draw:border="0%"/>
    <draw:gradient draw:name="Cheo_20_verde" draw:display-name="Cheo verde" draw:style="linear" draw:start-color="#77bc65" draw:end-color="#127622" draw:start-intensity="100%" draw:end-intensity="100%" draw:angle="30deg" draw:border="0%"/>
    <draw:gradient draw:name="Cheo_20_vermello" draw:display-name="Cheo vermello" draw:style="linear" draw:start-color="#ff6d6d" draw:end-color="#c9211e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a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0T11:14:22.561000000</meta:creation-date>
    <dc:date>2021-08-20T11:55:55.960000000</dc:date>
    <meta:editing-duration>PT11M2S</meta:editing-duration>
    <meta:editing-cycles>2</meta:editing-cycles>
    <meta:generator>LibreOffice/7.1.0.3$Windows_X86_64 LibreOffice_project/f6099ecf3d29644b5008cc8f48f42f4a40986e4c</meta:generator>
    <meta:document-statistic meta:object-count="22"/>
  </office:meta>
</office:document-meta>
</file>